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EE0000093C45468C3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7.582cm, 7.503cm, 11.251cm, 5.339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3.7cm" svg:height="21.5cm" svg:x="0.6cm" svg:y="1cm">
          <draw:image xlink:href="Pictures/10000000000006EE0000093C45468C30.jpg" xlink:type="simple" xlink:show="embed" xlink:actuate="onLoad">
            <text:p/>
          </draw:image>
        </draw:frame>
        <draw:line draw:style-name="gr2" draw:text-style-name="P1" draw:layer="layout" svg:x1="14.2cm" svg:y1="7.6cm" svg:x2="5.1cm" svg:y2="9.6cm">
          <text:p/>
        </draw:line>
        <draw:frame draw:style-name="gr3" draw:layer="layout" svg:width="3.233cm" svg:height="0.89cm" svg:x="14.767cm" svg:y="7.31cm">
          <draw:text-box>
            <text:p>バッテリー</text:p>
          </draw:text-box>
        </draw:frame>
        <draw:line draw:style-name="gr2" draw:text-style-name="P1" draw:layer="layout" svg:x1="14.5cm" svg:y1="12.3cm" svg:x2="9cm" svg:y2="15cm">
          <text:p/>
        </draw:line>
        <draw:frame draw:style-name="gr3" draw:layer="layout" svg:width="2.847cm" svg:height="1.529cm" svg:x="15.053cm" svg:y="12.071cm">
          <draw:text-box>
            <text:p>加速度</text:p>
            <text:p>センサー</text:p>
          </draw:text-box>
        </draw:frame>
        <draw:line draw:style-name="gr2" draw:text-style-name="P1" draw:layer="layout" svg:x1="15.2cm" svg:y1="16.2cm" svg:x2="10.1cm" svg:y2="17.4cm">
          <text:p/>
        </draw:line>
        <draw:frame draw:style-name="gr3" draw:layer="layout" svg:width="2.437cm" svg:height="0.962cm" svg:x="15.6cm" svg:y="15.9cm">
          <draw:text-box>
            <text:p>Zigbe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9:55:19.395579337</meta:creation-date>
    <dc:date>2017-12-12T20:04:25.334332780</dc:date>
    <meta:editing-duration>PT5M57S</meta:editing-duration>
    <meta:editing-cycles>3</meta:editing-cycles>
    <meta:generator>LibreOffice/4.2.8.2$Linux_X86_64 LibreOffice_project/420m0$Build-2</meta:generator>
    <meta:document-statistic meta:object-count="7"/>
  </office:meta>
</office:document-meta>
</file>